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GB" officeooo:rsid="00420a9a" officeooo:paragraph-rsid="000f6d0b"/>
    </style:style>
    <style:style style:name="P2" style:family="paragraph" style:parent-style-name="Standard">
      <style:paragraph-properties fo:text-align="justify" style:justify-single-word="false"/>
      <style:text-properties fo:language="en" fo:country="GB" officeooo:rsid="00266ded" officeooo:paragraph-rsid="000f6d0b"/>
    </style:style>
    <style:style style:name="P3" style:family="paragraph" style:parent-style-name="Standard">
      <loext:graphic-properties draw:fill="none" draw:fill-color="#ffff66" draw:fill-image-width="0cm" draw:fill-image-height="0cm"/>
      <style:paragraph-properties fo:text-align="justify" style:justify-single-word="false" fo:background-color="transparent"/>
      <style:text-properties fo:language="en" fo:country="GB" officeooo:rsid="003c3a9c" officeooo:paragraph-rsid="000f6d0b"/>
    </style:style>
    <style:style style:name="P4" style:family="paragraph" style:parent-style-name="Standard">
      <style:paragraph-properties fo:text-align="justify" style:justify-single-word="false"/>
      <style:text-properties fo:language="en" fo:country="GB" officeooo:rsid="00276af9" officeooo:paragraph-rsid="000f6d0b"/>
    </style:style>
    <style:style style:name="P5" style:family="paragraph" style:parent-style-name="Standard">
      <style:paragraph-properties fo:text-align="justify" style:justify-single-word="false"/>
      <style:text-properties fo:language="en" fo:country="GB" officeooo:rsid="002bcc11" officeooo:paragraph-rsid="000f6d0b"/>
    </style:style>
    <style:style style:name="P6" style:family="paragraph" style:parent-style-name="Standard">
      <style:paragraph-properties fo:text-align="justify" style:justify-single-word="false"/>
      <style:text-properties fo:language="en" fo:country="GB" officeooo:rsid="002bcc11" officeooo:paragraph-rsid="001a4b4d"/>
    </style:style>
    <style:style style:name="P7" style:family="paragraph" style:parent-style-name="Standard">
      <style:paragraph-properties fo:text-align="justify" style:justify-single-word="false"/>
      <style:text-properties fo:language="en" fo:country="GB" officeooo:rsid="000784e7" officeooo:paragraph-rsid="000f6d0b"/>
    </style:style>
    <style:style style:name="P8" style:family="paragraph" style:parent-style-name="Standard">
      <style:paragraph-properties fo:text-align="justify" style:justify-single-word="false"/>
      <style:text-properties fo:language="en" fo:country="GB" officeooo:rsid="000784e7" officeooo:paragraph-rsid="00394c78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rsid="0008169b" officeooo:paragraph-rsid="000f6d0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rsid="0029d894" officeooo:paragraph-rsid="000f6d0b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rsid="0009ec77" officeooo:paragraph-rsid="000f6d0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rsid="000a2b39" officeooo:paragraph-rsid="000f6d0b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rsid="000a2b39" officeooo:paragraph-rsid="0046ae13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rsid="003a5ce7" officeooo:paragraph-rsid="000f6d0b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rsid="0032bfa1" officeooo:paragraph-rsid="000f6d0b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rsid="0005d375" officeooo:paragraph-rsid="000f6d0b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rsid="003c7d55" officeooo:paragraph-rsid="000f6d0b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rsid="000bdbc4" officeooo:paragraph-rsid="000f6d0b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rsid="000b10ea" officeooo:paragraph-rsid="000f6d0b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rsid="00125bce" officeooo:paragraph-rsid="000f6d0b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rsid="003cc5c4" officeooo:paragraph-rsid="000f6d0b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rsid="0014d3fa" officeooo:paragraph-rsid="000f6d0b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rsid="0013e35b" officeooo:paragraph-rsid="000f6d0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rsid="00172bee" officeooo:paragraph-rsid="000f6d0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rsid="001d817e" officeooo:paragraph-rsid="000f6d0b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rsid="0018d804" officeooo:paragraph-rsid="000f6d0b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021d650" officeooo:paragraph-rsid="000f6d0b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0242d4c" officeooo:paragraph-rsid="000f6d0b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rsid="0017b3ea" officeooo:paragraph-rsid="0017b3ea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01d1277" officeooo:paragraph-rsid="001d1277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0214d76" officeooo:paragraph-rsid="00214d76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rsid="00214d76" officeooo:paragraph-rsid="00232e99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rsid="00214d76" officeooo:paragraph-rsid="0029af9d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0214d76" officeooo:paragraph-rsid="002bb1a6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0214d76" officeooo:paragraph-rsid="002d96f3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0214d76" officeooo:paragraph-rsid="002dddab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024541a" officeooo:paragraph-rsid="0024541a" fo:background-color="transparent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03c56ac" officeooo:paragraph-rsid="003c56ac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04505f4" officeooo:paragraph-rsid="004505f4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0600ce0" officeooo:paragraph-rsid="00600ce0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046ae13" officeooo:paragraph-rsid="0046ae13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0697ce6" officeooo:paragraph-rsid="006e12db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07994ed" officeooo:paragraph-rsid="0079a015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07b582c" officeooo:paragraph-rsid="007b582c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07c7204" officeooo:paragraph-rsid="007c7204"/>
    </style:style>
    <style:style style:name="P46" style:family="paragraph" style:parent-style-name="Standard">
      <style:paragraph-properties fo:text-align="justify" style:justify-single-word="false"/>
      <style:text-properties officeooo:paragraph-rsid="000f6d0b"/>
    </style:style>
    <style:style style:name="P47" style:family="paragraph" style:parent-style-name="Standard">
      <style:paragraph-properties fo:text-align="justify" style:justify-single-word="false"/>
      <style:text-properties officeooo:paragraph-rsid="001fd7eb"/>
    </style:style>
    <style:style style:name="P48" style:family="paragraph" style:parent-style-name="Standard">
      <style:text-properties officeooo:rsid="00735a08" officeooo:paragraph-rsid="00735a08"/>
    </style:style>
    <style:style style:name="P49" style:family="paragraph" style:parent-style-name="Text_20_body">
      <style:text-properties officeooo:rsid="001137e0" officeooo:paragraph-rsid="001137e0"/>
    </style:style>
    <style:style style:name="P50" style:family="paragraph" style:parent-style-name="Text_20_body">
      <style:paragraph-properties fo:margin-top="0cm" fo:margin-bottom="0cm" loext:contextual-spacing="false"/>
      <style:text-properties officeooo:rsid="001137e0" officeooo:paragraph-rsid="001137e0"/>
    </style:style>
    <style:style style:name="P51" style:family="paragraph" style:parent-style-name="Title">
      <style:text-properties officeooo:paragraph-rsid="000f6d0b"/>
    </style:style>
    <style:style style:name="P52" style:family="paragraph" style:parent-style-name="Standard" style:list-style-name="L1"/>
    <style:style style:name="P53" style:family="paragraph" style:parent-style-name="Standard" style:list-style-name="L2">
      <style:text-properties officeooo:rsid="00735a08" officeooo:paragraph-rsid="00735a08"/>
    </style:style>
    <style:style style:name="P54" style:family="paragraph" style:parent-style-name="Standard" style:list-style-name="L2">
      <style:text-properties officeooo:rsid="00735a08" officeooo:paragraph-rsid="00796d65"/>
    </style:style>
    <style:style style:name="P55" style:family="paragraph" style:parent-style-name="Standard" style:list-style-name="L3">
      <style:paragraph-properties fo:text-align="justify" style:justify-single-word="false"/>
      <style:text-properties fo:language="en" fo:country="GB" officeooo:rsid="00038551" officeooo:paragraph-rsid="000f6d0b"/>
    </style:style>
    <style:style style:name="P56" style:family="paragraph" style:parent-style-name="Standard" style:list-style-name="L3">
      <style:paragraph-properties fo:text-align="justify" style:justify-single-word="false"/>
      <style:text-properties fo:language="en" fo:country="GB" officeooo:rsid="0004c0e0" officeooo:paragraph-rsid="000f6d0b"/>
    </style:style>
    <style:style style:name="P57" style:family="paragraph" style:parent-style-name="Standard" style:list-style-name="L3">
      <style:paragraph-properties fo:text-align="justify" style:justify-single-word="false"/>
      <style:text-properties fo:language="en" fo:country="GB" officeooo:rsid="003c3a9c" officeooo:paragraph-rsid="000f6d0b"/>
    </style:style>
    <style:style style:name="P58" style:family="paragraph" style:parent-style-name="Standard" style:list-style-name="L3">
      <style:paragraph-properties fo:text-align="justify" style:justify-single-word="false"/>
      <style:text-properties fo:language="en" fo:country="GB" officeooo:rsid="006c80f0" officeooo:paragraph-rsid="006e12db"/>
    </style:style>
    <style:style style:name="P59" style:family="paragraph" style:parent-style-name="Standard" style:list-style-name="L3">
      <style:paragraph-properties fo:text-align="justify" style:justify-single-word="false"/>
      <style:text-properties fo:language="en" fo:country="GB" officeooo:rsid="0031d371" officeooo:paragraph-rsid="000f6d0b"/>
    </style:style>
    <style:style style:name="P60" style:family="paragraph" style:parent-style-name="Standard" style:list-style-name="L4">
      <style:paragraph-properties fo:text-align="justify" style:justify-single-word="false"/>
      <style:text-properties fo:language="en" fo:country="GB" officeooo:rsid="000784e7" officeooo:paragraph-rsid="000f6d0b"/>
    </style:style>
    <style:style style:name="P61" style:family="paragraph" style:parent-style-name="Standard" style:list-style-name="L6">
      <style:paragraph-properties fo:text-align="justify" style:justify-single-word="false"/>
      <style:text-properties fo:language="en" fo:country="GB" officeooo:rsid="0009ec77" officeooo:paragraph-rsid="000f6d0b"/>
    </style:style>
    <style:style style:name="P62" style:family="paragraph" style:parent-style-name="Standard" style:list-style-name="L7">
      <style:paragraph-properties fo:text-align="justify" style:justify-single-word="false"/>
      <style:text-properties fo:language="en" fo:country="GB" officeooo:rsid="0032bfa1" officeooo:paragraph-rsid="000f6d0b"/>
    </style:style>
    <style:style style:name="P63" style:family="paragraph" style:parent-style-name="Standard" style:list-style-name="L7">
      <style:paragraph-properties fo:text-align="justify" style:justify-single-word="false"/>
      <style:text-properties fo:language="en" fo:country="GB" officeooo:rsid="003a5ce7" officeooo:paragraph-rsid="000f6d0b"/>
    </style:style>
    <style:style style:name="P64" style:family="paragraph" style:parent-style-name="Standard" style:list-style-name="L8">
      <style:paragraph-properties fo:text-align="justify" style:justify-single-word="false"/>
      <style:text-properties fo:language="en" fo:country="GB" officeooo:rsid="000bdbc4" officeooo:paragraph-rsid="000f6d0b"/>
    </style:style>
    <style:style style:name="P65" style:family="paragraph" style:parent-style-name="Standard" style:list-style-name="L9">
      <style:paragraph-properties fo:text-align="justify" style:justify-single-word="false"/>
      <style:text-properties fo:language="en" fo:country="GB" officeooo:rsid="0013e35b" officeooo:paragraph-rsid="000f6d0b"/>
    </style:style>
    <style:style style:name="P66" style:family="paragraph" style:parent-style-name="Standard" style:list-style-name="L9">
      <style:paragraph-properties fo:text-align="justify" style:justify-single-word="false"/>
      <style:text-properties fo:language="en" fo:country="GB" officeooo:rsid="0013e35b" officeooo:paragraph-rsid="0058559f"/>
    </style:style>
    <style:style style:name="P67" style:family="paragraph" style:parent-style-name="Standard" style:list-style-name="L9">
      <style:paragraph-properties fo:text-align="justify" style:justify-single-word="false"/>
      <style:text-properties fo:language="en" fo:country="GB" officeooo:rsid="001682c6" officeooo:paragraph-rsid="000f6d0b"/>
    </style:style>
    <style:style style:name="P68" style:family="paragraph" style:parent-style-name="Standard" style:list-style-name="L9">
      <style:paragraph-properties fo:text-align="justify" style:justify-single-word="false"/>
      <style:text-properties fo:language="en" fo:country="GB" officeooo:rsid="004132f1" officeooo:paragraph-rsid="000f6d0b"/>
    </style:style>
    <style:style style:name="P69" style:family="paragraph" style:parent-style-name="Standard" style:list-style-name="L10">
      <style:paragraph-properties fo:text-align="justify" style:justify-single-word="false"/>
      <style:text-properties fo:language="en" fo:country="GB" officeooo:rsid="00172bee" officeooo:paragraph-rsid="000f6d0b"/>
    </style:style>
    <style:style style:name="P70" style:family="paragraph" style:parent-style-name="Standard" style:list-style-name="L11">
      <style:paragraph-properties fo:text-align="justify" style:justify-single-word="false"/>
      <style:text-properties fo:language="en" fo:country="GB" officeooo:rsid="001d817e" officeooo:paragraph-rsid="000f6d0b"/>
    </style:style>
    <style:style style:name="P71" style:family="paragraph" style:parent-style-name="Standard" style:list-style-name="L12">
      <style:paragraph-properties fo:text-align="justify" style:justify-single-word="false"/>
      <style:text-properties fo:language="en" fo:country="GB" officeooo:rsid="00204b0b" officeooo:paragraph-rsid="000f6d0b"/>
    </style:style>
    <style:style style:name="P72" style:family="paragraph" style:parent-style-name="Standard" style:list-style-name="L13">
      <style:paragraph-properties fo:text-align="justify" style:justify-single-word="false"/>
      <style:text-properties fo:language="en" fo:country="GB" officeooo:rsid="00227c2a" officeooo:paragraph-rsid="000f6d0b"/>
    </style:style>
    <style:style style:name="P73" style:family="paragraph" style:parent-style-name="Standard" style:list-style-name="L14">
      <style:paragraph-properties fo:text-align="justify" style:justify-single-word="false"/>
      <style:text-properties fo:language="en" fo:country="GB" officeooo:rsid="007b582c" officeooo:paragraph-rsid="007b582c"/>
    </style:style>
    <style:style style:name="P74" style:family="paragraph" style:parent-style-name="Standard" style:list-style-name="L15">
      <style:paragraph-properties fo:text-align="justify" style:justify-single-word="false"/>
      <style:text-properties fo:language="en" fo:country="GB" officeooo:rsid="007c7204" officeooo:paragraph-rsid="007c7204"/>
    </style:style>
    <style:style style:name="P75" style:family="paragraph" style:parent-style-name="Standard" style:list-style-name="L5">
      <style:paragraph-properties fo:text-align="justify" style:justify-single-word="false"/>
      <style:text-properties officeooo:paragraph-rsid="000f6d0b"/>
    </style:style>
    <style:style style:name="P76" style:family="paragraph" style:parent-style-name="Standard" style:list-style-name="L6">
      <style:paragraph-properties fo:text-align="justify" style:justify-single-word="false"/>
      <style:text-properties officeooo:paragraph-rsid="000f6d0b"/>
    </style:style>
    <style:style style:name="P77" style:family="paragraph" style:parent-style-name="Heading_20_1">
      <style:paragraph-properties fo:text-align="justify" style:justify-single-word="false"/>
      <style:text-properties fo:language="en" fo:country="GB" officeooo:rsid="00719282" officeooo:paragraph-rsid="00719282"/>
    </style:style>
    <style:style style:name="P78" style:family="paragraph" style:parent-style-name="Heading_20_1">
      <style:paragraph-properties fo:text-align="justify" style:justify-single-word="false"/>
      <style:text-properties fo:language="en" fo:country="GB" officeooo:rsid="00697ce6" officeooo:paragraph-rsid="006e12db"/>
    </style:style>
    <style:style style:name="P79" style:family="paragraph" style:parent-style-name="Heading_20_1">
      <style:paragraph-properties fo:text-align="justify" style:justify-single-word="false"/>
      <style:text-properties officeooo:paragraph-rsid="000f6d0b"/>
    </style:style>
    <style:style style:name="P80" style:family="paragraph" style:parent-style-name="Heading_20_1">
      <style:text-properties officeooo:paragraph-rsid="000f6d0b"/>
    </style:style>
    <style:style style:name="T1" style:family="text">
      <style:text-properties officeooo:rsid="00266ded"/>
    </style:style>
    <style:style style:name="T2" style:family="text">
      <style:text-properties officeooo:rsid="00276af9"/>
    </style:style>
    <style:style style:name="T3" style:family="text">
      <style:text-properties officeooo:rsid="0004c0e0"/>
    </style:style>
    <style:style style:name="T4" style:family="text">
      <style:text-properties officeooo:rsid="0004d59f"/>
    </style:style>
    <style:style style:name="T5" style:family="text">
      <style:text-properties officeooo:rsid="003449cd"/>
    </style:style>
    <style:style style:name="T6" style:family="text">
      <style:text-properties officeooo:rsid="000784e7"/>
    </style:style>
    <style:style style:name="T7" style:family="text">
      <style:text-properties officeooo:rsid="0036fa09"/>
    </style:style>
    <style:style style:name="T8" style:family="text">
      <style:text-properties officeooo:rsid="0007ee97"/>
    </style:style>
    <style:style style:name="T9" style:family="text">
      <style:text-properties officeooo:rsid="0029c25c"/>
    </style:style>
    <style:style style:name="T10" style:family="text">
      <style:text-properties officeooo:rsid="00370747"/>
    </style:style>
    <style:style style:name="T11" style:family="text">
      <style:text-properties fo:language="en" fo:country="GB"/>
    </style:style>
    <style:style style:name="T12" style:family="text">
      <style:text-properties fo:language="en" fo:country="GB" officeooo:rsid="0008169b"/>
    </style:style>
    <style:style style:name="T13" style:family="text">
      <style:text-properties fo:language="en" fo:country="GB" officeooo:rsid="000784e7"/>
    </style:style>
    <style:style style:name="T14" style:family="text">
      <style:text-properties fo:language="en" fo:country="GB" officeooo:rsid="00370747"/>
    </style:style>
    <style:style style:name="T15" style:family="text">
      <style:text-properties fo:language="en" fo:country="GB" officeooo:rsid="0009ec77"/>
    </style:style>
    <style:style style:name="T16" style:family="text">
      <style:text-properties fo:language="en" fo:country="GB" officeooo:rsid="003a5ce7"/>
    </style:style>
    <style:style style:name="T17" style:family="text">
      <style:text-properties fo:language="en" fo:country="GB" officeooo:rsid="000a2b39"/>
    </style:style>
    <style:style style:name="T18" style:family="text">
      <style:text-properties fo:language="en" fo:country="GB" officeooo:rsid="00172bee"/>
    </style:style>
    <style:style style:name="T19" style:family="text">
      <style:text-properties fo:language="en" fo:country="GB" officeooo:rsid="001d817e"/>
    </style:style>
    <style:style style:name="T20" style:family="text">
      <style:text-properties fo:language="en" fo:country="GB" officeooo:rsid="00266ded"/>
    </style:style>
    <style:style style:name="T21" style:family="text">
      <style:text-properties fo:language="en" fo:country="GB" officeooo:rsid="001eb762"/>
    </style:style>
    <style:style style:name="T22" style:family="text">
      <style:text-properties officeooo:rsid="0009e358"/>
    </style:style>
    <style:style style:name="T23" style:family="text">
      <style:text-properties officeooo:rsid="0032bfa1"/>
    </style:style>
    <style:style style:name="T24" style:family="text">
      <style:text-properties officeooo:rsid="003a5ce7"/>
    </style:style>
    <style:style style:name="T25" style:family="text">
      <style:text-properties style:text-position="super 58%" fo:language="en" fo:country="GB" officeooo:rsid="0009ec77"/>
    </style:style>
    <style:style style:name="T26" style:family="text">
      <style:text-properties officeooo:rsid="002c6241"/>
    </style:style>
    <style:style style:name="T27" style:family="text">
      <style:text-properties officeooo:rsid="000a2b39"/>
    </style:style>
    <style:style style:name="T28" style:family="text">
      <style:text-properties officeooo:rsid="003c7d55"/>
    </style:style>
    <style:style style:name="T29" style:family="text">
      <style:text-properties officeooo:rsid="003036ae"/>
    </style:style>
    <style:style style:name="T30" style:family="text">
      <style:text-properties officeooo:rsid="000b0b6f"/>
    </style:style>
    <style:style style:name="T31" style:family="text">
      <style:text-properties officeooo:rsid="001682c6"/>
    </style:style>
    <style:style style:name="T32" style:family="text">
      <style:text-properties officeooo:rsid="000bdbc4"/>
    </style:style>
    <style:style style:name="T33" style:family="text">
      <style:text-properties officeooo:rsid="00125bce"/>
    </style:style>
    <style:style style:name="T34" style:family="text">
      <style:text-properties officeooo:rsid="000b10ea"/>
    </style:style>
    <style:style style:name="T35" style:family="text">
      <style:text-properties officeooo:rsid="003e6771"/>
    </style:style>
    <style:style style:name="T36" style:family="text">
      <style:text-properties officeooo:rsid="003ced05"/>
    </style:style>
    <style:style style:name="T37" style:family="text">
      <style:text-properties officeooo:rsid="0013e35b"/>
    </style:style>
    <style:style style:name="T38" style:family="text">
      <style:text-properties officeooo:rsid="0014d3fa"/>
    </style:style>
    <style:style style:name="T39" style:family="text">
      <style:text-properties officeooo:rsid="00420a9a"/>
    </style:style>
    <style:style style:name="T40" style:family="text">
      <style:text-properties officeooo:rsid="004132f1"/>
    </style:style>
    <style:style style:name="T41" style:family="text">
      <style:text-properties officeooo:rsid="0018d804"/>
    </style:style>
    <style:style style:name="T42" style:family="text">
      <style:text-properties officeooo:rsid="002048d5"/>
    </style:style>
    <style:style style:name="T43" style:family="text">
      <style:text-properties officeooo:rsid="00204b0b"/>
    </style:style>
    <style:style style:name="T44" style:family="text">
      <style:text-properties officeooo:rsid="0011d054"/>
    </style:style>
    <style:style style:name="T45" style:family="text">
      <style:text-properties officeooo:rsid="00156042"/>
    </style:style>
    <style:style style:name="T46" style:family="text">
      <style:text-properties officeooo:rsid="0017b3ea"/>
    </style:style>
    <style:style style:name="T47" style:family="text">
      <style:text-properties officeooo:rsid="001a4b4d"/>
    </style:style>
    <style:style style:name="T48" style:family="text">
      <style:text-properties officeooo:rsid="001f9131"/>
    </style:style>
    <style:style style:name="T49" style:family="text">
      <style:text-properties fo:color="#000000"/>
    </style:style>
    <style:style style:name="T50" style:family="text">
      <style:text-properties officeooo:rsid="00232e99"/>
    </style:style>
    <style:style style:name="T51" style:family="text">
      <style:text-properties officeooo:rsid="00262466"/>
    </style:style>
    <style:style style:name="T52" style:family="text">
      <style:text-properties officeooo:rsid="0029af9d"/>
    </style:style>
    <style:style style:name="T53" style:family="text">
      <style:text-properties officeooo:rsid="002a9093"/>
    </style:style>
    <style:style style:name="T54" style:family="text">
      <style:text-properties officeooo:rsid="002af9f4"/>
    </style:style>
    <style:style style:name="T55" style:family="text">
      <style:text-properties officeooo:rsid="002b7f07"/>
    </style:style>
    <style:style style:name="T56" style:family="text">
      <style:text-properties officeooo:rsid="002bb1a6"/>
    </style:style>
    <style:style style:name="T57" style:family="text">
      <style:text-properties officeooo:rsid="002c1f91"/>
    </style:style>
    <style:style style:name="T58" style:family="text">
      <style:text-properties officeooo:rsid="002dbbbe"/>
    </style:style>
    <style:style style:name="T59" style:family="text">
      <style:text-properties officeooo:rsid="002dddab"/>
    </style:style>
    <style:style style:name="T60" style:family="text">
      <style:text-properties officeooo:rsid="0035417f"/>
    </style:style>
    <style:style style:name="T61" style:family="text">
      <style:text-properties officeooo:rsid="00394c78"/>
    </style:style>
    <style:style style:name="T62" style:family="text">
      <style:text-properties officeooo:rsid="003e122d"/>
    </style:style>
    <style:style style:name="T63" style:family="text">
      <style:text-properties officeooo:rsid="0042a451"/>
    </style:style>
    <style:style style:name="T64" style:family="text">
      <style:text-properties officeooo:rsid="00475995"/>
    </style:style>
    <style:style style:name="T65" style:family="text">
      <style:text-properties officeooo:rsid="0048bbed"/>
    </style:style>
    <style:style style:name="T66" style:family="text">
      <style:text-properties officeooo:rsid="004ed73c"/>
    </style:style>
    <style:style style:name="T67" style:family="text">
      <style:text-properties officeooo:rsid="005713fc"/>
    </style:style>
    <style:style style:name="T68" style:family="text">
      <style:text-properties officeooo:rsid="0058559f"/>
    </style:style>
    <style:style style:name="T69" style:family="text">
      <style:text-properties officeooo:rsid="005ef925"/>
    </style:style>
    <style:style style:name="T70" style:family="text">
      <style:text-properties officeooo:rsid="0061f2d5"/>
    </style:style>
    <style:style style:name="T71" style:family="text">
      <style:text-properties officeooo:rsid="006363cc"/>
    </style:style>
    <style:style style:name="T72" style:family="text">
      <style:text-properties officeooo:rsid="00660667"/>
    </style:style>
    <style:style style:name="T73" style:family="text">
      <style:text-properties officeooo:rsid="00660a6d"/>
    </style:style>
    <style:style style:name="T74" style:family="text">
      <style:text-properties officeooo:rsid="006783d3"/>
    </style:style>
    <style:style style:name="T75" style:family="text">
      <style:text-properties officeooo:rsid="0076297d"/>
    </style:style>
    <style:style style:name="T76" style:family="text">
      <style:text-properties officeooo:rsid="00796d65"/>
    </style:style>
    <style:style style:name="T77" style:family="text">
      <style:text-properties officeooo:rsid="007d7fe1"/>
    </style:style>
    <style:style style:name="T78" style:family="text">
      <style:text-properties officeooo:rsid="007f49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BDM <text:span text:style-name="T45">generic </text:span>protocol</text:p>
      <text:p text:style-name="P50">Copyright (c) 2013, 2014, 2015, <text:span text:style-name="T44">2016</text:span> Olivier TARTROU – <text:a xlink:type="simple" xlink:href="mailto:olivier.tartrou@gmail.com" text:style-name="Internet_20_link" text:visited-style-name="Visited_20_Internet_20_Link">olivier.tartrou@gmail.com</text:a></text:p>
      <text:p text:style-name="P49">This document is licensed under a Creative Commons Attribution 4.0 International License.</text:p>
      <text:h text:style-name="P77" text:outline-level="1">Characteristics</text:h>
      <text:p text:style-name="Standard">The generic protocol is:</text:p>
      <text:list xml:id="list1145291631273178760" text:style-name="L1">
        <text:list-item>
          <text:p text:style-name="P52">bi-directional;</text:p>
        </text:list-item>
        <text:list-item>
          <text:p text:style-name="P52">asynchronous;</text:p>
        </text:list-item>
        <text:list-item>
          <text:p text:style-name="P52">full-duplex;</text:p>
        </text:list-item>
        <text:list-item>
          <text:p text:style-name="P52">binary;</text:p>
        </text:list-item>
        <text:list-item>
          <text:p text:style-name="P52">request-response based;</text:p>
        </text:list-item>
        <text:list-item>
          <text:p text:style-name="P52">with content guarantee;</text:p>
        </text:list-item>
        <text:list-item>
          <text:p text:style-name="P52">with delivery guarantee;</text:p>
        </text:list-item>
        <text:list-item>
          <text:p text:style-name="P52">multi-node.</text:p>
        </text:list-item>
      </text:list>
      <text:h text:style-name="Heading_20_1" text:outline-level="1">Topologies</text:h>
      <text:p text:style-name="P48">The generic protocol supports the following topologies:</text:p>
      <text:list xml:id="list3886381791184408691" text:style-name="L2">
        <text:list-item>
          <text:p text:style-name="P53">1 master, 1 slave;</text:p>
        </text:list-item>
        <text:list-item>
          <text:p text:style-name="P53">1 master, n slaves;</text:p>
        </text:list-item>
        <text:list-item>
          <text:p text:style-name="P53">2 <text:span text:style-name="T75">dual-role nodes, </text:span>each node is <text:span text:style-name="T75">both </text:span>master <text:span text:style-name="T75">and </text:span>slave;</text:p>
        </text:list-item>
        <text:list-item>
          <text:p text:style-name="P54"><text:span text:style-name="T76">m</text:span> <text:span text:style-name="T75">dual-role nodes</text:span>, n slaves.</text:p>
        </text:list-item>
      </text:list>
      <text:h text:style-name="P79" text:outline-level="1"><text:span text:style-name="T11">Layers of the </text:span><text:span text:style-name="T20">generic</text:span><text:span text:style-name="T11"> protocol</text:span></text:h>
      <text:p text:style-name="P2">The <text:span text:style-name="T2">generic protocol is made of the following layers (from lowest to highest):</text:span></text:p>
      <text:list xml:id="list1104050348827769361" text:style-name="L3">
        <text:list-item>
          <text:p text:style-name="P55">electrical connectors;</text:p>
        </text:list-item>
        <text:list-item>
          <text:p text:style-name="P55">electrical interface;</text:p>
        </text:list-item>
        <text:list-item>
          <text:p text:style-name="P55"><text:span text:style-name="T3">media</text:span> layer;</text:p>
        </text:list-item>
        <text:list-item>
          <text:p text:style-name="P56"><text:span text:style-name="T4">media </text:span>driver;</text:p>
        </text:list-item>
        <text:list-item>
          <text:p text:style-name="P57">media driver escape;</text:p>
        </text:list-item>
        <text:list-item>
          <text:p text:style-name="P55">flow control;</text:p>
        </text:list-item>
        <text:list-item>
          <text:p text:style-name="P55">frame bounds;</text:p>
        </text:list-item>
        <text:list-item>
          <text:p text:style-name="P55">escape protocol;</text:p>
        </text:list-item>
        <text:list-item>
          <text:p text:style-name="P55">frame structure;</text:p>
        </text:list-item>
        <text:list-item>
          <text:p text:style-name="P55">applicative layer;</text:p>
        </text:list-item>
        <text:list-item>
          <text:p text:style-name="P58">anti-replay;</text:p>
        </text:list-item>
        <text:list-item>
          <text:p text:style-name="P56">delivery guarantee;</text:p>
        </text:list-item>
        <text:list-item>
          <text:p text:style-name="P56">transactions;</text:p>
        </text:list-item>
        <text:list-item>
          <text:p text:style-name="P56">media access;</text:p>
        </text:list-item>
        <text:list-item>
          <text:p text:style-name="P59">session;</text:p>
        </text:list-item>
        <text:list-item>
          <text:p text:style-name="P56">API;</text:p>
        </text:list-item>
        <text:list-item>
          <text:p text:style-name="P56">application.</text:p>
        </text:list-item>
      </text:list>
      <text:p text:style-name="P4"/>
      <text:p text:style-name="P4">Some of these layers are optional, depending on the media layer and the opti<text:span text:style-name="T5">o</text:span>nal features of the <text:span text:style-name="T5">generic </text:span>protocol.</text:p>
      <text:h text:style-name="P79" text:outline-level="1"><text:soft-page-break/><text:span text:style-name="T6">E</text:span>lectrical connectors</text:h>
      <text:p text:style-name="P5"><text:span text:style-name="T46">[</text:span>DE-9<text:span text:style-name="T47">] (aka. DB-9)</text:span></text:p>
      <text:p text:style-name="P6"/>
      <text:p text:style-name="P30">[8P8C <text:span text:style-name="T48">socket</text:span>] (<text:span text:style-name="T60">aka. </text:span>RJ45)</text:p>
      <text:p text:style-name="P6"/>
      <text:p text:style-name="P31">[USB <text:span text:style-name="T53">2.0 </text:span>Standard-A]</text:p>
      <text:p text:style-name="P31"/>
      <text:p text:style-name="P33">[USB <text:span text:style-name="T54">3.1 </text:span>Standard-A]</text:p>
      <text:p text:style-name="P31"/>
      <text:p text:style-name="P31">[USB <text:span text:style-name="T55">2.0 </text:span>Standard-B]</text:p>
      <text:p text:style-name="P31"/>
      <text:p text:style-name="P33">[USB <text:span text:style-name="T55">3.1 </text:span>Standard-B]</text:p>
      <text:p text:style-name="P31"/>
      <text:p text:style-name="P37"><text:span text:style-name="T51">[USB M</text:span>ini-<text:span text:style-name="T51">B]</text:span></text:p>
      <text:p text:style-name="P31"/>
      <text:p text:style-name="P33">[USB <text:span text:style-name="T57">2.0 </text:span>Micro-<text:span text:style-name="T52">A</text:span>]</text:p>
      <text:p text:style-name="P33"/>
      <text:p text:style-name="P35">[USB <text:span text:style-name="T58">3.1 </text:span>Micro-<text:span text:style-name="T58">A</text:span>]</text:p>
      <text:p text:style-name="P35"/>
      <text:p text:style-name="P31">[USB <text:span text:style-name="T56">2.0 </text:span>Micro-B]</text:p>
      <text:p text:style-name="P31"/>
      <text:p text:style-name="P34">[USB <text:span text:style-name="T56">3.1 </text:span>Micro-B]</text:p>
      <text:p text:style-name="P6"/>
      <text:p text:style-name="P32">[USB <text:span text:style-name="T59">2.0 </text:span>Micro-<text:span text:style-name="T50">A</text:span>B]</text:p>
      <text:p text:style-name="P32"/>
      <text:p text:style-name="P36">[USB <text:span text:style-name="T59">3.1 </text:span>Micro-<text:span text:style-name="T50">A</text:span>B]</text:p>
      <text:p text:style-name="P6"/>
      <text:p text:style-name="P47"><text:span text:style-name="T21">[</text:span><text:span text:style-name="T49">USB Type-C</text:span><text:span text:style-name="T21">]</text:span></text:p>
      <text:p text:style-name="P6"/>
      <text:p text:style-name="P29">[CUSTOM]</text:p>
      <text:p text:style-name="P29"/>
      <text:h text:style-name="P79" text:outline-level="1"><text:span text:style-name="T6">E</text:span>lectrical interface</text:h>
      <text:p text:style-name="P8">[<text:span text:style-name="T61">TIA-232-F</text:span>]</text:p>
      <text:p text:style-name="P7">The electrical interface is made of the following signals:</text:p>
      <text:list xml:id="list708591162932127308" text:style-name="L4">
        <text:list-item>
          <text:p text:style-name="P60">TD;</text:p>
        </text:list-item>
        <text:list-item>
          <text:p text:style-name="P60">RD;</text:p>
        </text:list-item>
        <text:list-item>
          <text:p text:style-name="P60">RTS <text:span text:style-name="T7">(optional, hardware flow control)</text:span>;</text:p>
        </text:list-item>
        <text:list-item>
          <text:p text:style-name="P60">CTS <text:span text:style-name="T7">(optional, hardware flow control)</text:span>;</text:p>
        </text:list-item>
        <text:list-item>
          <text:p text:style-name="P60">GND: electrical ground.</text:p>
        </text:list-item>
      </text:list>
      <text:p text:style-name="P7"/>
      <text:p text:style-name="P9">Connection scheme:</text:p>
      <text:list xml:id="list221755495061847" text:continue-numbering="true" text:style-name="L4">
        <text:list-item>
          <text:p text:style-name="P60">T<text:span text:style-name="T8">D</text:span> signal of the node 1 shall be connected to the R<text:span text:style-name="T8">D</text:span> si<text:span text:style-name="T8">g</text:span>nal of the node 2;</text:p>
        </text:list-item>
        <text:list-item>
          <text:p text:style-name="P60">R<text:span text:style-name="T8">D</text:span> signal of the node 1 shall be connected to the <text:span text:style-name="T8">TD</text:span> si<text:span text:style-name="T8">g</text:span>nal of the node 2;</text:p>
        </text:list-item>
        <text:list-item>
          <text:p text:style-name="P60"><text:span text:style-name="T9">RTS</text:span> signal of the node 1 shall be connected to the <text:span text:style-name="T9">CTS</text:span> si<text:span text:style-name="T8">g</text:span>nal of the node 2 <text:span text:style-name="T10">(if hardware flow control is used)</text:span>;</text:p>
        </text:list-item>
        <text:list-item>
          <text:p text:style-name="P60"><text:span text:style-name="T9">CTS</text:span> signal of the node 1 shall be connected to the <text:span text:style-name="T9">RTS</text:span> si<text:span text:style-name="T8">g</text:span>nal of the node 2 <text:span text:style-name="T10">(if hardware flow control is used)</text:span>.</text:p>
        </text:list-item>
      </text:list>
      <text:p text:style-name="P7"/>
      <text:p text:style-name="P39">[<text:span text:style-name="T61">TIA-232-F </text:span>signaling]</text:p>
      <text:p text:style-name="P39"><text:soft-page-break/></text:p>
      <text:p text:style-name="P38">[<text:span text:style-name="T62">positive </text:span>3.3V signaling]</text:p>
      <text:p text:style-name="P9">Signal levels:</text:p>
      <text:list xml:id="list6827128080637889215" text:style-name="L5">
        <text:list-item>
          <text:p text:style-name="P75"><text:span text:style-name="T12">TD</text:span><text:span text:style-name="T13">: 0, +3.3V, </text:span><text:span text:style-name="T12">positive logic;</text:span></text:p>
        </text:list-item>
        <text:list-item>
          <text:p text:style-name="P75"><text:span text:style-name="T13">R</text:span><text:span text:style-name="T12">D</text:span><text:span text:style-name="T13">: 0, +3.3V, </text:span><text:span text:style-name="T12">positive logic;</text:span></text:p>
        </text:list-item>
        <text:list-item>
          <text:p text:style-name="P75"><text:span text:style-name="T13">R</text:span><text:span text:style-name="T12">TS</text:span><text:span text:style-name="T13">: 0, +3.3V, </text:span><text:span text:style-name="T12">positive logic </text:span><text:span text:style-name="T14">(if hardware flow control is used)</text:span><text:span text:style-name="T13">;</text:span></text:p>
        </text:list-item>
        <text:list-item>
          <text:p text:style-name="P75"><text:span text:style-name="T12">CTS</text:span><text:span text:style-name="T13">: 0, +3.3V, </text:span><text:span text:style-name="T12">positive logic </text:span><text:span text:style-name="T14">(if hardware flow control is used)</text:span><text:span text:style-name="T13">.</text:span></text:p>
        </text:list-item>
      </text:list>
      <text:p text:style-name="P7"/>
      <text:p text:style-name="P41">[TIA-422-B]</text:p>
      <text:p text:style-name="P13"/>
      <text:p text:style-name="P41">[TIA-485-A]</text:p>
      <text:p text:style-name="P13"/>
      <text:h text:style-name="P79" text:outline-level="1"><text:span text:style-name="T22">M</text:span>edia layer</text:h>
      <text:p text:style-name="P10">[UART]</text:p>
      <text:p text:style-name="P11">The communication uses an asynchronous serial communication scheme. Data to transmit are serialized on the TD line. Received data incommes from the RD line.</text:p>
      <text:p text:style-name="P11"/>
      <text:p text:style-name="P12"><text:span text:style-name="T23">On a TIA-232-F/TIA-422-B/TIA-485-A serial line, </text:span>transmission unit is called a character. <text:span text:style-name="T23">As we configure 8 bits by character, a character equals an octet.</text:span></text:p>
      <text:p text:style-name="P12"/>
      <text:p text:style-name="P11">Serial <text:span text:style-name="T24">communication</text:span> has the following characteristics <text:span text:style-name="T24">on UART level:</text:span></text:p>
      <text:list xml:id="list580506594192057930" text:style-name="L6">
        <text:list-item>
          <text:p text:style-name="P76"><text:span text:style-name="T15">speed: </text:span><text:span text:style-name="T16">115200</text:span><text:span text:style-name="T15"> bit.s</text:span><text:span text:style-name="T25">-1</text:span><text:span text:style-name="T15">;</text:span></text:p>
        </text:list-item>
        <text:list-item>
          <text:p text:style-name="P61">start bit: 1, logic value: 0;</text:p>
        </text:list-item>
        <text:list-item>
          <text:p text:style-name="P61">data bits: 8;</text:p>
        </text:list-item>
        <text:list-item>
          <text:p text:style-name="P61">parity: even;</text:p>
        </text:list-item>
        <text:list-item>
          <text:p text:style-name="P76"><text:span text:style-name="T15">stop bits: </text:span><text:span text:style-name="T17">1, logic value: 1;</text:span></text:p>
        </text:list-item>
        <text:list-item>
          <text:p text:style-name="P61">idle state between characters: logic value 1.</text:p>
        </text:list-item>
      </text:list>
      <text:p text:style-name="P11"/>
      <text:p text:style-name="P11"><text:span text:style-name="T26">B</text:span>its <text:span text:style-name="T26">shall be</text:span> serialized <text:span text:style-name="T26">LSB (Least Significant Bit) first.</text:span></text:p>
      <text:p text:style-name="P12"/>
      <text:p text:style-name="P14">Delays:</text:p>
      <text:list xml:id="list3371850391087546433" text:style-name="L7">
        <text:list-item>
          <text:p text:style-name="P62"><text:span text:style-name="T24">i</text:span>nter-character delay: 0 ns (not used);</text:p>
        </text:list-item>
        <text:list-item>
          <text:p text:style-name="P62"><text:span text:style-name="T24">i</text:span>nter-frame delay: 0 ns (not used);</text:p>
        </text:list-item>
        <text:list-item>
          <text:p text:style-name="P63">delay between transmit direction and start bit: <text:span text:style-name="T23">0 ns (not used, T</text:span>IA-485-<text:span text:style-name="T63">A</text:span> specific<text:span text:style-name="T23">);</text:span></text:p>
        </text:list-item>
        <text:list-item>
          <text:p text:style-name="P63">delay between stop bit and receive direction: <text:span text:style-name="T23">0 ns (not used, T</text:span>IA-485-<text:span text:style-name="T63">A</text:span> specific<text:span text:style-name="T23">);</text:span></text:p>
        </text:list-item>
        <text:list-item>
          <text:p text:style-name="P63">delay between request and respond: 0 ns (not used).</text:p>
        </text:list-item>
      </text:list>
      <text:h text:style-name="P79" text:outline-level="1"><text:span text:style-name="T27">M</text:span>edia driver</text:h>
      <text:p text:style-name="P15">[SERIAL]</text:p>
      <text:p text:style-name="P15">The media driver provides functions to open the serial port, configure its parameters (<text:span text:style-name="T64">speed</text:span>, number of data bits, parity, number of stop bits, flow control…), and read or write single characters or stream of characters.</text:p>
      <text:p text:style-name="P16"/>
      <text:p text:style-name="P15">[OS SPECIFIC]</text:p>
      <text:p text:style-name="P15">The media driver is provided by the BSP (<text:span text:style-name="T65">[</text:span>STM32Cube<text:span text:style-name="T65">]</text:span>) or by the Operating System (<text:span text:style-name="T65">[</text:span>Linux<text:span text:style-name="T65">]</text:span>, <text:span text:style-name="T65">[</text:span>Windows<text:span text:style-name="T65">]</text:span>...).</text:p>
      <text:h text:style-name="P80" text:outline-level="1"><text:soft-page-break/><text:span text:style-name="T28">M</text:span>edia driver escape</text:h>
      <text:p text:style-name="P17">[Linux]</text:p>
      <text:p text:style-name="P17"/>
      <text:h text:style-name="P80" text:outline-level="1"><text:span text:style-name="T29">F</text:span>low control</text:h>
      <text:p text:style-name="P3"/>
      <text:h text:style-name="P79" text:outline-level="1"><text:span text:style-name="T30">F</text:span>rame bounds <text:span text:style-name="T31">protocol</text:span></text:h>
      <text:p text:style-name="P18">[SERIAL]</text:p>
      <text:p text:style-name="P19"><text:span text:style-name="T32">Asynchronous s</text:span>erial media <text:span text:style-name="T32">have no </text:span>content guarantee. <text:span text:style-name="T32">Corrupted bytes can be changed or discarded (missing). Thus, it is needed to uniquely identify the start and the end of a frame in case the receiver gets desynchronized.</text:span></text:p>
      <text:p text:style-name="P19"/>
      <text:p text:style-name="P18">The frame bound layer:</text:p>
      <text:list xml:id="list2786678611842201993" text:style-name="L8">
        <text:list-item>
          <text:p text:style-name="P64">uniquely identif<text:span text:style-name="T33">ies</text:span> the start of a frame by adding a<text:span text:style-name="T33">n</text:span> <text:span text:style-name="T34">STX (0x02) character </text:span>before the frame;</text:p>
        </text:list-item>
        <text:list-item>
          <text:p text:style-name="P64">uniquely identif<text:span text:style-name="T33">ies</text:span> the end of a frame by adding an E<text:span text:style-name="T34">TX (0x0</text:span>3<text:span text:style-name="T34">) character </text:span>after the frame.</text:p>
        </text:list-item>
      </text:list>
      <text:p text:style-name="P18"/>
      <text:p text:style-name="P20">These bytes shall be escaped if found inside the payload of a frame, see below.</text:p>
      <text:p text:style-name="P20"/>
      <text:p text:style-name="P21">On reception, these byte<text:span text:style-name="T66">s </text:span>shall be removed from start and end of frame. On reception, escape marks shall be remove, see below.</text:p>
      <text:h text:style-name="P79" text:outline-level="1"><text:span text:style-name="T33">E</text:span>scape protocol</text:h>
      <text:p text:style-name="P18">[SERIAL]</text:p>
      <text:p text:style-name="P19"><text:span text:style-name="T32">The frames of the generic protocol </text:span>are prefixed by a unique <text:span text:style-name="T33">STX (0x02) character and </text:span>post-fixed by a unique ETX <text:span text:style-name="T67">(0x03) character</text:span>. To guarantee this unicity, the frame <text:span text:style-name="T35">payloads should</text:span> not contain either STX or ETX characters. To satisfy this condition <text:span text:style-name="T36">on indefinite binary payloads</text:span>, we add an escape protocol.</text:p>
      <text:p text:style-name="P19"/>
      <text:p text:style-name="P22">The escape protocol uses the <text:span text:style-name="T37">DLE (0x10) character </text:span>as escape character. This character is reserved and shall also be escaped i<text:span text:style-name="T33">f found inside the payload of a frame.</text:span></text:p>
      <text:p text:style-name="P19"/>
      <text:p text:style-name="P23">On transmit:</text:p>
      <text:list xml:id="list6705479092836780928" text:style-name="L9">
        <text:list-item>
          <text:p text:style-name="P65">when a frame contains <text:span text:style-name="T68">a</text:span> STX character, the escape protocol <text:span text:style-name="T38">shall </text:span>prefix it with the DLE character <text:span text:style-name="T38">(DLE STX)</text:span>;</text:p>
        </text:list-item>
        <text:list-item>
          <text:p text:style-name="P66">when a frame contains <text:span text:style-name="T68">an</text:span> <text:span text:style-name="T38">E</text:span>TX character, the escape protocol <text:span text:style-name="T38">shall </text:span>prefix it with the DLE character <text:span text:style-name="T38">(DLE ETX)</text:span>;</text:p>
        </text:list-item>
        <text:list-item>
          <text:p text:style-name="P66">when a frame contains <text:span text:style-name="T68">a</text:span> <text:span text:style-name="T38">DLE</text:span> character, the escape protocol <text:span text:style-name="T38">shall </text:span>prefix it with the DLE character <text:span text:style-name="T38">(DLE DLE)</text:span>.</text:p>
        </text:list-item>
      </text:list>
      <text:p text:style-name="P23"/>
      <text:p text:style-name="P23">On <text:span text:style-name="T38">receive</text:span>:</text:p>
      <text:list xml:id="list221757303583741" text:continue-numbering="true" text:style-name="L9">
        <text:list-item>
          <text:p text:style-name="P65">when <text:span text:style-name="T38">the sequence DLE STX is received, the escape character (DLE) shall be removed before passing the frame to the higher layer (we pass STX);</text:span></text:p>
        </text:list-item>
        <text:list-item>
          <text:p text:style-name="P65">when <text:span text:style-name="T38">the sequence DLE ETX is received, the escape character (DLE) shall be removed before passing the frame to the higher layer (we pass ETX);</text:span></text:p>
        </text:list-item>
        <text:list-item>
          <text:p text:style-name="P65">when <text:span text:style-name="T38">the sequence DLE DLE is received, the escape character (DLE) shall be removed before passing the frame to the higher layer;</text:span></text:p>
          <text:list>
            <text:list-item>
              <text:p text:style-name="P67">Note: only the first DLE shall be removed <text:span text:style-name="T39">(we pass DLE)</text:span>;</text:p>
            </text:list-item>
          </text:list>
        </text:list-item>
        <text:list-item>
          <text:p text:style-name="P67"><text:soft-page-break/>when a sequence DLE x is <text:span text:style-name="T38">received </text:span>and x is neither STX, ETX or DLE, the <text:span text:style-name="T40">escape</text:span> protocol shall be reset, the frame bound<text:span text:style-name="T40">s</text:span> procotol shall be reset and an error shall be notified to the <text:span text:style-name="T38">higher layer;</text:span></text:p>
        </text:list-item>
        <text:list-item>
          <text:p text:style-name="P68">any other <text:span text:style-name="T69">character or character </text:span>sequence shall be passed unchanged to <text:span text:style-name="T38">the higher layer.</text:span></text:p>
        </text:list-item>
      </text:list>
      <text:h text:style-name="P80" text:outline-level="1"><text:span text:style-name="T30">F</text:span>rame structure</text:h>
      <text:p text:style-name="P24">The frame structure is <text:span text:style-name="T41">made of:</text:span></text:p>
      <text:list xml:id="list4769438801836133507" text:style-name="L10">
        <text:list-item>
          <text:p text:style-name="P69">a header;</text:p>
        </text:list-item>
        <text:list-item>
          <text:p text:style-name="P69">a payload;</text:p>
        </text:list-item>
        <text:list-item>
          <text:p text:style-name="P69">a footer.</text:p>
        </text:list-item>
      </text:list>
      <text:p text:style-name="P24"/>
      <text:p text:style-name="P46"><text:span text:style-name="T18">The header has a fixed size </text:span><text:span text:style-name="T19">and is made of:</text:span></text:p>
      <text:list xml:id="list2547210735647086467" text:style-name="L11">
        <text:list-item>
          <text:p text:style-name="P70">a protocol signature (16-bit);</text:p>
        </text:list-item>
        <text:list-item>
          <text:p text:style-name="P70">a frame id (8-bit).</text:p>
        </text:list-item>
      </text:list>
      <text:p text:style-name="P46"/>
      <text:p text:style-name="P26">The protocol is made of several <text:span text:style-name="T42">applicative </text:span>frames, <text:span text:style-name="T42">identified by the frame id. The structure of the payload depends on the applicative frame. For a specific frame id, the payload has a fixed size. The payload may be empty.</text:span></text:p>
      <text:p text:style-name="P25"/>
      <text:p text:style-name="P24">The footer has a fixed size <text:span text:style-name="T43">and is made of:</text:span></text:p>
      <text:list xml:id="list1658802960679643853" text:style-name="L12">
        <text:list-item>
          <text:p text:style-name="P71">a CRC.</text:p>
        </text:list-item>
      </text:list>
      <text:p text:style-name="P24"/>
      <text:p text:style-name="P40">[<text:span text:style-name="T39">CRC-16-CCITT</text:span>]</text:p>
      <text:p text:style-name="P27">The CRC is a <text:span text:style-name="T39">CRC-16-CCITT</text:span>. It uses the following parameters:</text:p>
      <text:list xml:id="list5528353191099731297" text:style-name="L13">
        <text:list-item>
          <text:p text:style-name="P72">width: 16 <text:span text:style-name="T70">bits</text:span>;</text:p>
        </text:list-item>
        <text:list-item>
          <text:p text:style-name="P72">poly<text:span text:style-name="T71">nomial</text:span>: 0x1021;</text:p>
        </text:list-item>
        <text:list-item>
          <text:p text:style-name="P72">reflect in: false;</text:p>
        </text:list-item>
        <text:list-item>
          <text:p text:style-name="P72">XOR in: 0xFFFF;</text:p>
        </text:list-item>
        <text:list-item>
          <text:p text:style-name="P72">reflect out: false;</text:p>
        </text:list-item>
        <text:list-item>
          <text:p text:style-name="P72">XOR out: 0x0000.</text:p>
        </text:list-item>
      </text:list>
      <text:p text:style-name="P25"/>
      <text:p text:style-name="P28">The CRC <text:span text:style-name="T74">shall be </text:span>computed on all <text:span text:style-name="T72">octets of the frame, ex</text:span>cluding the <text:span text:style-name="T73">prefixed </text:span>STX, the CRC <text:span text:style-name="T73">itself and the postfixed </text:span>ETX.</text:p>
      <text:h text:style-name="P80" text:outline-level="1"><text:span text:style-name="T1">A</text:span>pplicative layer</text:h>
      <text:p text:style-name="P1">Dependant on the specific implementation</text:p>
      <text:h text:style-name="P78" text:outline-level="1">Anti-replay</text:h>
      <text:p text:style-name="P42">{not implemented yet}</text:p>
      <text:h text:style-name="P80" text:outline-level="1"><text:span text:style-name="T39">D</text:span>elivery guarantee</text:h>
      <text:p text:style-name="P1">{not implemented yet}</text:p>
      <text:h text:style-name="P80" text:outline-level="1"><text:span text:style-name="T39">T</text:span>ransactions</text:h>
      <text:p text:style-name="P1">{not implemented yet}</text:p>
      <text:p text:style-name="P43">The generic protocol is based on a request-response structure: when a node has some information or request to send to the other node, it acts as <text:span text:style-name="T77">a </text:span>master and sends a request. The request describes the <text:soft-page-break/>operation requested on the other node. The receiving node acts as a slave. The slave performs the requested action and sends a response to the master. The response is mandatory.</text:p>
      <text:p text:style-name="P43"/>
      <text:p text:style-name="P43">Each node may act simultaneously as a master and as a slave.</text:p>
      <text:p text:style-name="P43"/>
      <text:p text:style-name="P43">The couple request + response is called a transaction.</text:p>
      <text:p text:style-name="P43"/>
      <text:p text:style-name="P44">Several types of transactions exist:</text:p>
      <text:list xml:id="list7012717586997312968" text:style-name="L14">
        <text:list-item>
          <text:p text:style-name="P73">TRIGGER: The master wishes to trigger an operation on the slave: the master sends an (empty) request, the slave sends an <text:span text:style-name="T78">(</text:span>empty<text:span text:style-name="T78">)</text:span> response (in this case the response can be called acknowledge);</text:p>
        </text:list-item>
        <text:list-item>
          <text:p text:style-name="P73">SET: The master wishes to transmit some information to the slave and doesn't need a response value: the master sends a parameterized request, the slave sends an empty response (in this case the response can be called acknowledge);</text:p>
        </text:list-item>
        <text:list-item>
          <text:p text:style-name="P73">GET: The master wishes to get some information from the slave and doesn't need to send data: the master sends an (empty) request, the slave responds by a parameterized response;</text:p>
        </text:list-item>
        <text:list-item>
          <text:p text:style-name="P73">GET and SET transactions can be merged if data transfer is needed in both directions.</text:p>
        </text:list-item>
      </text:list>
      <text:p text:style-name="P44"/>
      <text:p text:style-name="P45">Id allocation:</text:p>
      <text:list xml:id="list1036595698900748743" text:style-name="L15">
        <text:list-item>
          <text:p text:style-name="P74">Request frames shall be numbered in the range [0x01; 0x7E];</text:p>
        </text:list-item>
        <text:list-item>
          <text:p text:style-name="P74">Response frames shall be numbered in the range [0x81; 0xFE];</text:p>
        </text:list-item>
        <text:list-item>
          <text:p text:style-name="P74">Id of a response frame shall be (id of the request frame + 0x80);</text:p>
        </text:list-item>
        <text:list-item>
          <text:p text:style-name="P74">The following id are reserved for future extensions: 0x00, 0x7F, 0x80, 0xFF.</text:p>
        </text:list-item>
      </text:list>
      <text:h text:style-name="P80" text:outline-level="1"><text:span text:style-name="T39">M</text:span>edia access</text:h>
      <text:p text:style-name="P1">{not implemented yet}</text:p>
      <text:h text:style-name="P80" text:outline-level="1">Session</text:h>
      <text:p text:style-name="P1">{not implemented yet}</text:p>
      <text:h text:style-name="P80" text:outline-level="1">API</text:h>
      <text:p text:style-name="P1">Dependant on the specific implementation</text:p>
      <text:h text:style-name="P80" text:outline-level="1"><text:span text:style-name="T39">A</text:span>pplication</text:h>
      <text:p text:style-name="P1">The application is beyond the scope of the generic protoco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TARTROU</meta:initial-creator>
    <meta:creation-date>2016-06-04T11:36:23.183268730</meta:creation-date>
    <meta:generator>LibreOffice/5.1.3.2$Linux_X86_64 LibreOffice_project/10m0$Build-2</meta:generator>
    <dc:date>2016-06-13T22:17:55.133839870</dc:date>
    <dc:creator>Olivier TARTROU</dc:creator>
    <meta:editing-duration>PT12H29M9S</meta:editing-duration>
    <meta:editing-cycles>92</meta:editing-cycles>
    <meta:document-statistic meta:table-count="0" meta:image-count="0" meta:object-count="0" meta:page-count="6" meta:paragraph-count="175" meta:word-count="1447" meta:character-count="8331" meta:non-whitespace-character-count="7142"/>
  </office:meta>
</office:document-meta>
</file>